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OSLClosures" style:family="table">
      <style:table-properties style:width="6.925in" table:align="margins" style:may-break-between-rows="false"/>
    </style:style>
    <style:style style:name="OSLClosures.A" style:family="table-column">
      <style:table-column-properties style:column-width="3.4625in" style:rel-column-width="32767*"/>
    </style:style>
    <style:style style:name="OSLClosures.B" style:family="table-column">
      <style:table-column-properties style:column-width="3.4625in" style:rel-column-width="32768*"/>
    </style:style>
    <style:style style:name="OSLClosures.1" style:family="table-row">
      <style:table-row-properties fo:keep-together="always"/>
    </style:style>
    <style:style style:name="OSLClosur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OSLClosures.B1" style:family="table-cell">
      <style:table-cell-properties fo:background-color="transparent" fo:padding="0.0382in" fo:border="0.5pt solid #000000" style:writing-mode="page">
        <style:background-image/>
      </style:table-cell-properties>
    </style:style>
    <style:style style:name="OSLClosur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OSLClosur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519bb1" officeooo:paragraph-rsid="005525dd"/>
    </style:style>
    <style:style style:name="P2" style:family="paragraph" style:parent-style-name="Text_20_body">
      <style:text-properties officeooo:rsid="005d61ae" officeooo:paragraph-rsid="005d61ae"/>
    </style:style>
    <style:style style:name="P3" style:family="paragraph" style:parent-style-name="Text_20_body">
      <style:text-properties officeooo:rsid="0065068c" officeooo:paragraph-rsid="0065068c"/>
    </style:style>
    <style:style style:name="P4" style:family="paragraph" style:parent-style-name="Text_20_body">
      <style:text-properties officeooo:rsid="0065ab43" officeooo:paragraph-rsid="0065ab43"/>
    </style:style>
    <style:style style:name="P5" style:family="paragraph" style:parent-style-name="Text_20_body">
      <style:text-properties officeooo:rsid="0065ab43" officeooo:paragraph-rsid="006815a0"/>
    </style:style>
    <style:style style:name="P6" style:family="paragraph" style:parent-style-name="Text_20_body">
      <style:text-properties officeooo:rsid="00532e03" officeooo:paragraph-rsid="005525dd"/>
    </style:style>
    <style:style style:name="P7" style:family="paragraph" style:parent-style-name="Text_20_body">
      <style:text-properties style:text-line-through-style="solid" style:text-line-through-type="single" officeooo:rsid="005525dd" officeooo:paragraph-rsid="005525dd"/>
    </style:style>
    <style:style style:name="P8" style:family="paragraph" style:parent-style-name="Text_20_body">
      <style:text-properties officeooo:paragraph-rsid="005525dd"/>
    </style:style>
    <style:style style:name="P9" style:family="paragraph" style:parent-style-name="Text_20_body">
      <style:text-properties officeooo:paragraph-rsid="0065ab43"/>
    </style:style>
    <style:style style:name="P10" style:family="paragraph" style:parent-style-name="Text_20_body">
      <style:text-properties officeooo:rsid="007dfc0d" officeooo:paragraph-rsid="007dfc0d"/>
    </style:style>
    <style:style style:name="P11" style:family="paragraph" style:parent-style-name="Text_20_body">
      <style:text-properties officeooo:paragraph-rsid="007fa05c"/>
    </style:style>
    <style:style style:name="P12" style:family="paragraph" style:parent-style-name="Text_20_body">
      <style:text-properties officeooo:rsid="00871455" officeooo:paragraph-rsid="00871455"/>
    </style:style>
    <style:style style:name="P13" style:family="paragraph" style:parent-style-name="Text_20_body">
      <style:text-properties officeooo:paragraph-rsid="00871455"/>
    </style:style>
    <style:style style:name="P14" style:family="paragraph" style:parent-style-name="Text_20_body">
      <style:text-properties officeooo:rsid="0088a539" officeooo:paragraph-rsid="0088a539"/>
    </style:style>
    <style:style style:name="P15" style:family="paragraph" style:parent-style-name="Text_20_body">
      <style:text-properties officeooo:paragraph-rsid="00867aff"/>
    </style:style>
    <style:style style:name="P16" style:family="paragraph" style:parent-style-name="Text_20_body">
      <style:text-properties officeooo:rsid="0099d353" officeooo:paragraph-rsid="0099d353"/>
    </style:style>
    <style:style style:name="P17" style:family="paragraph" style:parent-style-name="Text_20_body">
      <style:text-properties officeooo:paragraph-rsid="00a179e4"/>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b347f" officeooo:paragraph-rsid="008b347f"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f125d" officeooo:paragraph-rsid="008f125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0f144" officeooo:paragraph-rsid="0090f144"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88a539" officeooo:paragraph-rsid="0088a539"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8aee4f" officeooo:paragraph-rsid="008aee4f"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officeooo:paragraph-rsid="008dbf96"/>
    </style:style>
    <style:style style:name="P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10094" officeooo:paragraph-rsid="00910094" style:font-size-asian="10.5pt" style:font-style-asian="normal" style:font-weight-asian="bold" style:font-size-complex="12pt" style:font-style-complex="normal" style:font-weight-complex="bold" style:text-overline-style="none" style:text-overline-color="font-color"/>
    </style:style>
    <style:style style:name="P27" style:family="paragraph" style:parent-style-name="Table_20_Heading">
      <style:paragraph-properties fo:text-align="start" style:justify-single-word="false"/>
      <style:text-properties fo:font-size="12pt" fo:font-weight="bold" officeooo:rsid="00910094" officeooo:paragraph-rsid="00910094" style:font-size-asian="10.5pt" style:font-weight-asian="bold" style:font-size-complex="12pt" style:font-weight-complex="bold"/>
    </style:style>
    <style:style style:name="P28" style:family="paragraph" style:parent-style-name="Title">
      <style:text-properties officeooo:paragraph-rsid="002ee0a8"/>
    </style:style>
    <style:style style:name="P29" style:family="paragraph" style:parent-style-name="Table_20_Contents">
      <style:paragraph-properties fo:text-align="start" style:justify-single-word="false"/>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Heading_20_1">
      <style:text-properties officeooo:rsid="005b95a5" officeooo:paragraph-rsid="005b95a5"/>
    </style:style>
    <style:style style:name="P33" style:family="paragraph" style:parent-style-name="Heading_20_1">
      <style:paragraph-properties fo:break-before="page"/>
      <style:text-properties officeooo:rsid="00519bb1" officeooo:paragraph-rsid="00519bb1"/>
    </style:style>
    <style:style style:name="P34" style:family="paragraph" style:parent-style-name="Heading_20_1">
      <style:paragraph-properties fo:break-before="page"/>
      <style:text-properties officeooo:rsid="005b95a5" officeooo:paragraph-rsid="005b95a5"/>
    </style:style>
    <style:style style:name="P35" style:family="paragraph" style:parent-style-name="Heading_20_1">
      <style:paragraph-properties fo:break-before="page"/>
      <style:text-properties officeooo:rsid="00867aff" officeooo:paragraph-rsid="00867aff"/>
    </style:style>
    <style:style style:name="P36" style:family="paragraph" style:parent-style-name="Heading_20_1">
      <style:paragraph-properties fo:break-before="page"/>
      <style:text-properties officeooo:rsid="0096053c" officeooo:paragraph-rsid="0096053c"/>
    </style:style>
    <style:style style:name="P37" style:family="paragraph" style:parent-style-name="Heading_20_2">
      <style:text-properties officeooo:rsid="0084ac0a" officeooo:paragraph-rsid="0084ac0a"/>
    </style:style>
    <style:style style:name="P38" style:family="paragraph" style:parent-style-name="Text_20_body" style:list-style-name="L1">
      <style:text-properties officeooo:paragraph-rsid="002ee0a8"/>
    </style:style>
    <style:style style:name="P39" style:family="paragraph" style:parent-style-name="Text_20_body" style:list-style-name="L1">
      <style:text-properties officeooo:rsid="001349c1" officeooo:paragraph-rsid="001349c1"/>
    </style:style>
    <style:style style:name="P40" style:family="paragraph" style:parent-style-name="Text_20_body" style:list-style-name="L1">
      <style:text-properties officeooo:rsid="00453f5d" officeooo:paragraph-rsid="00453f5d"/>
    </style:style>
    <style:style style:name="P41" style:family="paragraph" style:parent-style-name="Text_20_body" style:list-style-name="L1">
      <style:text-properties officeooo:rsid="002ee0a8" officeooo:paragraph-rsid="00453f5d"/>
    </style:style>
    <style:style style:name="P42" style:family="paragraph" style:parent-style-name="Text_20_body" style:list-style-name="L1">
      <style:text-properties officeooo:rsid="002ee0a8" officeooo:paragraph-rsid="0030877b"/>
    </style:style>
    <style:style style:name="P43" style:family="paragraph" style:parent-style-name="Text_20_body" style:list-style-name="L1">
      <style:text-properties officeooo:rsid="004dc107" officeooo:paragraph-rsid="004f3e75"/>
    </style:style>
    <style:style style:name="P44" style:family="paragraph" style:parent-style-name="Text_20_body" style:list-style-name="L1">
      <style:text-properties officeooo:rsid="004f3e75" officeooo:paragraph-rsid="004f3e75"/>
    </style:style>
    <style:style style:name="P45" style:family="paragraph" style:parent-style-name="Text_20_body" style:list-style-name="L1">
      <style:text-properties officeooo:rsid="0072c6e2" officeooo:paragraph-rsid="0072c6e2"/>
    </style:style>
    <style:style style:name="P46" style:family="paragraph" style:parent-style-name="Text_20_body" style:list-style-name="L1">
      <style:text-properties officeooo:rsid="0072c6e2" officeooo:paragraph-rsid="0039e4d6"/>
    </style:style>
    <style:style style:name="P47" style:family="paragraph" style:parent-style-name="Text_20_body" style:list-style-name="L1">
      <style:text-properties officeooo:rsid="0072c6e2" officeooo:paragraph-rsid="00762ec3"/>
    </style:style>
    <style:style style:name="P48" style:family="paragraph" style:parent-style-name="Text_20_body" style:list-style-name="L1">
      <style:text-properties officeooo:rsid="00334270" officeooo:paragraph-rsid="0036eff1"/>
    </style:style>
    <style:style style:name="P49" style:family="paragraph" style:parent-style-name="Text_20_body" style:list-style-name="L1">
      <style:text-properties officeooo:rsid="003212fd" officeooo:paragraph-rsid="0036eff1"/>
    </style:style>
    <style:style style:name="P50" style:family="paragraph" style:parent-style-name="Text_20_body" style:list-style-name="L1">
      <style:text-properties officeooo:rsid="003212fd" officeooo:paragraph-rsid="003212fd"/>
    </style:style>
    <style:style style:name="P51" style:family="paragraph" style:parent-style-name="Text_20_body" style:list-style-name="L1">
      <style:text-properties officeooo:rsid="0039e4d6" officeooo:paragraph-rsid="0039e4d6"/>
    </style:style>
    <style:style style:name="P52" style:family="paragraph" style:parent-style-name="Text_20_body" style:list-style-name="L1">
      <style:text-properties officeooo:rsid="0039e4d6" officeooo:paragraph-rsid="00762ec3"/>
    </style:style>
    <style:style style:name="P53" style:family="paragraph" style:parent-style-name="Text_20_body" style:list-style-name="L1">
      <style:text-properties officeooo:rsid="00144fee" officeooo:paragraph-rsid="0072c6e2"/>
    </style:style>
    <style:style style:name="P54" style:family="paragraph" style:parent-style-name="Text_20_body" style:list-style-name="L1">
      <style:text-properties officeooo:rsid="0036eff1" officeooo:paragraph-rsid="0072c6e2"/>
    </style:style>
    <style:style style:name="P55" style:family="paragraph" style:parent-style-name="Text_20_body" style:list-style-name="L1">
      <style:text-properties officeooo:rsid="0076d6a4" officeooo:paragraph-rsid="0076d6a4"/>
    </style:style>
    <style:style style:name="P56" style:family="paragraph" style:parent-style-name="Text_20_body" style:list-style-name="L1">
      <style:text-properties officeooo:rsid="002a5d3c" officeooo:paragraph-rsid="0072c6e2"/>
    </style:style>
    <style:style style:name="P57" style:family="paragraph" style:parent-style-name="Text_20_body" style:list-style-name="L1">
      <style:text-properties officeooo:rsid="003c83e7" officeooo:paragraph-rsid="003c83e7"/>
    </style:style>
    <style:style style:name="P58" style:family="paragraph" style:parent-style-name="Text_20_body" style:list-style-name="L1">
      <style:text-properties officeooo:rsid="003c83e7" officeooo:paragraph-rsid="00762ec3"/>
    </style:style>
    <style:style style:name="P59" style:family="paragraph" style:parent-style-name="Text_20_body" style:list-style-name="L1">
      <style:text-properties officeooo:rsid="00400595" officeooo:paragraph-rsid="00762ec3"/>
    </style:style>
    <style:style style:name="P60" style:family="paragraph" style:parent-style-name="Text_20_body" style:list-style-name="L1">
      <style:text-properties officeooo:rsid="00762ec3" officeooo:paragraph-rsid="00762ec3"/>
    </style:style>
    <style:style style:name="P61" style:family="paragraph" style:parent-style-name="Text_20_body" style:list-style-name="L1">
      <style:text-properties officeooo:rsid="0077cd2d" officeooo:paragraph-rsid="0077cd2d"/>
    </style:style>
    <style:style style:name="P62" style:family="paragraph" style:parent-style-name="Text_20_body" style:list-style-name="L1">
      <style:text-properties officeooo:rsid="00416963" officeooo:paragraph-rsid="00762ec3"/>
    </style:style>
    <style:style style:name="T1" style:family="text">
      <style:text-properties officeooo:rsid="0028edc2"/>
    </style:style>
    <style:style style:name="T2" style:family="text">
      <style:text-properties officeooo:rsid="0030877b"/>
    </style:style>
    <style:style style:name="T3" style:family="text">
      <style:text-properties officeooo:rsid="0036eff1"/>
    </style:style>
    <style:style style:name="T4" style:family="text">
      <style:text-properties officeooo:rsid="0039e4d6"/>
    </style:style>
    <style:style style:name="T5" style:family="text">
      <style:text-properties officeooo:rsid="0047505e"/>
    </style:style>
    <style:style style:name="T6" style:family="text">
      <style:text-properties fo:font-style="normal" style:text-underline-style="none" style:font-style-asian="normal" style:font-style-complex="normal"/>
    </style:style>
    <style:style style:name="T7" style:family="text">
      <style:text-properties fo:font-style="normal" officeooo:rsid="0094b73e" style:font-style-asian="normal" style:font-style-complex="normal"/>
    </style:style>
    <style:style style:name="T8" style:family="text">
      <style:text-properties officeooo:rsid="005525dd"/>
    </style:style>
    <style:style style:name="T9" style:family="text">
      <style:text-properties officeooo:rsid="0059be1d"/>
    </style:style>
    <style:style style:name="T10" style:family="text">
      <style:text-properties fo:font-weight="bold" officeooo:rsid="005525dd" style:font-weight-asian="bold" style:font-weight-complex="bold"/>
    </style:style>
    <style:style style:name="T11" style:family="text">
      <style:text-properties officeooo:rsid="005f8710"/>
    </style:style>
    <style:style style:name="T12" style:family="text">
      <style:text-properties officeooo:rsid="0066a1e6"/>
    </style:style>
    <style:style style:name="T13" style:family="text">
      <style:text-properties officeooo:rsid="0066baae"/>
    </style:style>
    <style:style style:name="T14" style:family="text">
      <style:text-properties officeooo:rsid="0066c0f5"/>
    </style:style>
    <style:style style:name="T15" style:family="text">
      <style:text-properties officeooo:rsid="006815a0"/>
    </style:style>
    <style:style style:name="T16" style:family="text">
      <style:text-properties officeooo:rsid="00685a8c"/>
    </style:style>
    <style:style style:name="T17" style:family="text">
      <style:text-properties officeooo:rsid="0068aa84"/>
    </style:style>
    <style:style style:name="T18" style:family="text">
      <style:text-properties officeooo:rsid="00694459"/>
    </style:style>
    <style:style style:name="T19" style:family="text">
      <style:text-properties officeooo:rsid="006c6283"/>
    </style:style>
    <style:style style:name="T20" style:family="text">
      <style:text-properties officeooo:rsid="006d089a"/>
    </style:style>
    <style:style style:name="T21" style:family="text">
      <style:text-properties officeooo:rsid="0072c6e2"/>
    </style:style>
    <style:style style:name="T22" style:family="text">
      <style:text-properties officeooo:rsid="002ee0a8"/>
    </style:style>
    <style:style style:name="T23" style:family="text">
      <style:text-properties style:font-name="Noto Serif CJK JP" fo:font-size="10.5pt" officeooo:rsid="002ee0a8" style:font-size-asian="9.14999961853027pt" style:font-size-complex="10.5pt"/>
    </style:style>
    <style:style style:name="T24" style:family="text">
      <style:text-properties style:font-name="Noto Serif CJK JP" fo:font-size="10.5pt" officeooo:rsid="005b638a" style:font-size-asian="9.14999961853027pt" style:font-size-complex="10.5pt"/>
    </style:style>
    <style:style style:name="T25" style:family="text">
      <style:text-properties style:font-name="Noto Serif CJK JP" fo:font-size="10.5pt" officeooo:rsid="007df257" style:font-size-asian="9.14999961853027pt" style:font-size-complex="10.5pt"/>
    </style:style>
    <style:style style:name="T26" style:family="text">
      <style:text-properties style:font-name="Noto Serif CJK JP" fo:font-size="10.5pt" officeooo:rsid="006c6283" style:font-size-asian="9.14999961853027pt" style:font-size-complex="10.5pt"/>
    </style:style>
    <style:style style:name="T27" style:family="text">
      <style:text-properties style:font-name="Noto Serif CJK JP" fo:font-size="10.5pt" officeooo:rsid="007fa05c" style:font-size-asian="9.14999961853027pt" style:font-size-complex="10.5pt"/>
    </style:style>
    <style:style style:name="T28" style:family="text">
      <style:text-properties style:font-name="Noto Serif CJK JP" fo:font-size="10.5pt" officeooo:rsid="00828f1e" style:font-size-asian="9.14999961853027pt" style:font-size-complex="10.5pt"/>
    </style:style>
    <style:style style:name="T29" style:family="text">
      <style:text-properties style:font-name="Noto Serif CJK JP" fo:font-size="10.5pt" officeooo:rsid="0083e639" style:font-size-asian="9.14999961853027pt" style:font-size-complex="10.5pt"/>
    </style:style>
    <style:style style:name="T30" style:family="text">
      <style:text-properties style:font-name="Noto Serif CJK JP" fo:font-size="10.5pt" officeooo:rsid="008b347f" style:font-size-asian="9.14999961853027pt" style:font-size-complex="10.5pt"/>
    </style:style>
    <style:style style:name="T31" style:family="text">
      <style:text-properties style:font-name="Noto Serif CJK JP" fo:font-size="10.5pt" officeooo:rsid="00871455" style:font-size-asian="9.14999961853027pt" style:font-size-complex="10.5pt"/>
    </style:style>
    <style:style style:name="T32" style:family="text">
      <style:text-properties style:font-name="Noto Serif CJK JP" fo:font-size="10.5pt" officeooo:rsid="008cd895" style:font-size-asian="9.14999961853027pt" style:font-size-complex="10.5pt"/>
    </style:style>
    <style:style style:name="T33" style:family="text">
      <style:text-properties style:font-name="Noto Serif CJK JP" fo:font-size="10.5pt" officeooo:rsid="00867aff" style:font-size-asian="9.14999961853027pt" style:font-size-complex="10.5pt"/>
    </style:style>
    <style:style style:name="T34" style:family="text">
      <style:text-properties style:font-name="Noto Serif CJK JP" fo:font-size="10.5pt" officeooo:rsid="0096053c" style:font-size-asian="9.14999961853027pt" style:font-size-complex="10.5pt"/>
    </style:style>
    <style:style style:name="T35" style:family="text">
      <style:text-properties style:font-name="Noto Serif CJK JP" fo:font-size="10.5pt" officeooo:rsid="009e1f1a" style:font-size-asian="9.14999961853027pt" style:font-size-complex="10.5pt"/>
    </style:style>
    <style:style style:name="T36" style:family="text">
      <style:text-properties officeooo:rsid="0076d6a4"/>
    </style:style>
    <style:style style:name="T37" style:family="text">
      <style:text-properties officeooo:rsid="00794ff2"/>
    </style:style>
    <style:style style:name="T38" style:family="text">
      <style:text-properties style:text-line-through-style="solid" style:text-line-through-type="single"/>
    </style:style>
    <style:style style:name="T39" style:family="text">
      <style:text-properties officeooo:rsid="0069c967"/>
    </style:style>
    <style:style style:name="T40" style:family="text">
      <style:text-properties officeooo:rsid="007fa05c"/>
    </style:style>
    <style:style style:name="T41" style:family="text">
      <style:text-properties officeooo:rsid="0084ac0a"/>
    </style:style>
    <style:style style:name="T42" style:family="text">
      <style:text-properties officeooo:rsid="008578f1"/>
    </style:style>
    <style:style style:name="T43" style:family="text">
      <style:text-properties officeooo:rsid="00871455"/>
    </style:style>
    <style:style style:name="T44" style:family="text">
      <style:text-properties officeooo:rsid="0088a539"/>
    </style:style>
    <style:style style:name="T45" style:family="text">
      <style:text-properties officeooo:rsid="008a8530"/>
    </style:style>
    <style:style style:name="T46" style:family="text">
      <style:text-properties officeooo:rsid="008aee4f"/>
    </style:style>
    <style:style style:name="T47" style:family="text">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font-name="Liberation Serif" fo:font-size="10pt" fo:font-style="normal" fo:text-shadow="none" style:text-underline-style="none" fo:font-weight="normal" officeooo:rsid="008aee4f" style:font-size-asian="10pt" style:font-style-asian="normal" style:font-weight-asian="normal" style:font-size-complex="10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erif" fo:font-size="10pt" fo:font-style="normal" fo:text-shadow="none" style:text-underline-style="none" fo:font-weight="normal" officeooo:rsid="008dbf96" style:font-size-asian="10pt" style:font-style-asian="normal" style:font-weight-asian="normal" style:font-size-complex="10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erif" fo:font-size="10pt" fo:font-style="normal" fo:text-shadow="none" style:text-underline-style="none" fo:font-weight="normal" officeooo:rsid="0091ff3a" style:font-size-asian="10pt" style:font-style-asian="normal" style:font-weight-asian="normal" style:font-size-complex="10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erif" fo:font-size="10pt" fo:font-style="normal" fo:text-shadow="none" style:text-underline-style="none" fo:font-weight="normal" officeooo:rsid="00a6a5c4"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style:font-name="Liberation Serif" fo:font-style="normal" fo:text-shadow="none" style:text-underline-style="none" style:font-style-asian="normal" style:font-style-complex="normal" style:text-overline-style="none" style:text-overline-color="font-color"/>
    </style:style>
    <style:style style:name="T53" style:family="text">
      <style:text-properties fo:color="#000000" style:text-outline="false" style:text-line-through-style="none" style:text-line-through-type="none" style:font-name="Liberation Serif" fo:font-style="normal" fo:text-shadow="none" style:text-underline-style="none" officeooo:rsid="008aee4f" style:font-style-asian="normal" style:font-style-complex="normal" style:text-overline-style="none" style:text-overline-color="font-color"/>
    </style:style>
    <style:style style:name="T54" style:family="text">
      <style:text-properties officeooo:rsid="008dbf96"/>
    </style:style>
    <style:style style:name="T55" style:family="text">
      <style:text-properties officeooo:rsid="008f125d"/>
    </style:style>
    <style:style style:name="T56" style:family="text">
      <style:text-properties officeooo:rsid="0090f144"/>
    </style:style>
    <style:style style:name="T57" style:family="text">
      <style:text-properties officeooo:rsid="0091ff3a"/>
    </style:style>
    <style:style style:name="T58" style:family="text">
      <style:text-properties officeooo:rsid="00931999"/>
    </style:style>
    <style:style style:name="T59" style:family="text">
      <style:text-properties officeooo:rsid="0094b73e"/>
    </style:style>
    <style:style style:name="T60" style:family="text">
      <style:text-properties officeooo:rsid="0096053c"/>
    </style:style>
    <style:style style:name="T61" style:family="text">
      <style:text-properties officeooo:rsid="00867aff"/>
    </style:style>
    <style:style style:name="T62" style:family="text">
      <style:text-properties officeooo:rsid="0097a982"/>
    </style:style>
    <style:style style:name="T63" style:family="text">
      <style:text-properties officeooo:rsid="009e1f1a"/>
    </style:style>
    <style:style style:name="T64" style:family="text">
      <style:text-properties officeooo:rsid="00a28639"/>
    </style:style>
    <style:style style:name="T65" style:family="text">
      <style:text-properties fo:font-size="22pt" officeooo:rsid="002ee0a8" style:font-size-asian="22pt" style:font-size-complex="22pt"/>
    </style:style>
    <style:style style:name="T66" style:family="text">
      <style:text-properties officeooo:rsid="00a6a5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65">Shading in OSL</text:span></text:p>
      <text:h text:style-name="P32" text:outline-level="1"/>
      <text:h text:style-name="P32" text:outline-level="1"><text:bookmark-start text:name="__RefHeading___Toc618_1463397018"/>Contents<text:bookmark-end text:name="__RefHeading___Toc618_1463397018"/></text:h>
      <text:list xml:id="list936353893" text:style-name="L1">
        <text:list-item>
          <text:p text:style-name="P39"><text:a xlink:type="simple" xlink:href="#3.Introduction|outline" text:style-name="Internet_20_link" text:visited-style-name="Visited_20_Internet_20_Link">Introduction</text:a></text:p>
          <text:p text:style-name="P40">Why a shading language. <text:span text:style-name="T38">History of shading languages.</text:span></text:p>
        </text:list-item>
        <text:list-item>
          <text:p text:style-name="P41"><text:a xlink:type="simple" xlink:href="#4.OSL, Renderers, and Other Applications|outline" text:style-name="Internet_20_link" text:visited-style-name="Visited_20_Internet_20_Link">OSL, Renderers, and </text:a><text:a xlink:type="simple" xlink:href="#4.OSL, Renderers, and Other Applications|outline" text:style-name="Internet_20_link" text:visited-style-name="Visited_20_Internet_20_Link"><text:span text:style-name="T42">Other </text:span></text:a><text:a xlink:type="simple" xlink:href="#4.OSL, Renderers, and Other Applications|outline" text:style-name="Internet_20_link" text:visited-style-name="Visited_20_Internet_20_Link">Applications</text:a></text:p>
          <text:p text:style-name="P41">How Does It Work? A quick look at how renderers <text:span text:style-name="T2">and applications </text:span>interact with OSL.</text:p>
        </text:list-item>
        <text:list-item>
          <text:p text:style-name="P43"><text:a xlink:type="simple" xlink:href="#5.Closures|outline" text:style-name="Internet_20_link" text:visited-style-name="Visited_20_Internet_20_Link">Closures</text:a></text:p>
          <text:p text:style-name="P44">a.k.a. Illumination Response Functions. They implement response models.</text:p>
          <text:p text:style-name="P42">Renderer dependent implementation. <text:span text:style-name="T2">Examples from various renderers.</text:span></text:p>
          <text:list>
            <text:list-item>
              <text:p text:style-name="P45">Surface Responses</text:p>
            </text:list-item>
            <text:list-item>
              <text:p text:style-name="P45">Volume Responses</text:p>
            </text:list-item>
          </text:list>
        </text:list-item>
        <text:list-item>
          <text:p text:style-name="P38"><text:a xlink:type="simple" xlink:href="#6.Patterns|outline" text:style-name="Internet_20_link" text:visited-style-name="Visited_20_Internet_20_Link"><text:span text:style-name="T22">Pattern</text:span></text:a><text:a xlink:type="simple" xlink:href="#6.Patterns|outline" text:style-name="Internet_20_link" text:visited-style-name="Visited_20_Internet_20_Link"><text:span text:style-name="T23">s</text:span></text:a></text:p>
          <text:list>
            <text:list-item>
              <text:p text:style-name="P48">Spaces</text:p>
              <text:list>
                <text:list-item>
                  <text:p text:style-name="P49">Global Variables</text:p>
                </text:list-item>
                <text:list-item>
                  <text:p text:style-name="P50">Renderer Specific Data: primvars, attributes, etc.</text:p>
                </text:list-item>
              </text:list>
            </text:list-item>
            <text:list-item>
              <text:p text:style-name="P50">Procedural</text:p>
            </text:list-item>
            <text:list-item>
              <text:p text:style-name="P50">Textural</text:p>
            </text:list-item>
            <text:list-item>
              <text:p text:style-name="P50">Modifiers</text:p>
            </text:list-item>
            <text:list-item>
              <text:p text:style-name="P46">Development &amp; Testing</text:p>
              <text:list>
                <text:list-item>
                  <text:p text:style-name="P51">Plott<text:span text:style-name="T5">ing</text:span></text:p>
                </text:list-item>
                <text:list-item>
                  <text:p text:style-name="P51">alpha.wolfram.com</text:p>
                </text:list-item>
              </text:list>
            </text:list-item>
          </text:list>
        </text:list-item>
        <text:list-item>
          <text:p text:style-name="P53">U<text:span text:style-name="T1">ser Interface</text:span></text:p>
          <text:list>
            <text:list-item>
              <text:p text:style-name="P54">Input Parameters</text:p>
              <text:list>
                <text:list-item>
                  <text:p text:style-name="P54">Widgets</text:p>
                </text:list-item>
                <text:list-item>
                  <text:p text:style-name="P54"><text:soft-page-break/>Metadata</text:p>
                </text:list-item>
                <text:list-item>
                  <text:p text:style-name="P55">Connections</text:p>
                </text:list-item>
              </text:list>
            </text:list-item>
            <text:list-item>
              <text:p text:style-name="P53">Output <text:span text:style-name="T3">Parameters</text:span></text:p>
            </text:list-item>
            <text:list-item>
              <text:p text:style-name="P53"><text:span text:style-name="T3">User Experience and </text:span>Standard<text:span text:style-name="T4">s</text:span></text:p>
              <text:list>
                <text:list-item>
                  <text:p text:style-name="P56">Naming Conventions</text:p>
                </text:list-item>
                <text:list-item>
                  <text:p text:style-name="P56"><text:span text:style-name="T3">Embedded </text:span>Documentation</text:p>
                </text:list-item>
              </text:list>
            </text:list-item>
          </text:list>
        </text:list-item>
        <text:list-item>
          <text:p text:style-name="P57">Advanced Topics</text:p>
          <text:list>
            <text:list-item>
              <text:p text:style-name="P59">Color</text:p>
            </text:list-item>
            <text:list-item>
              <text:p text:style-name="P58">Derivatives</text:p>
            </text:list-item>
            <text:list-item>
              <text:p text:style-name="P52">Displacement</text:p>
            </text:list-item>
            <text:list-item>
              <text:p text:style-name="P47">Bumping</text:p>
            </text:list-item>
            <text:list-item>
              <text:p text:style-name="P47">Response Composition</text:p>
            </text:list-item>
          </text:list>
        </text:list-item>
        <text:list-item>
          <text:p text:style-name="P60"><text:span text:style-name="T36">Language </text:span>Reference</text:p>
          <text:list>
            <text:list-item>
              <text:p text:style-name="P61">Types</text:p>
            </text:list-item>
            <text:list-item>
              <text:p text:style-name="P62">Function<text:span text:style-name="T21">s</text:span> and Type Definition<text:span text:style-name="T21">s</text:span></text:p>
            </text:list-item>
          </text:list>
        </text:list-item>
      </text:list>
      <text:h text:style-name="P33" text:outline-level="1"><text:bookmark-start text:name="__RefHeading___Toc620_1463397018"/>Introduction<text:bookmark-end text:name="__RefHeading___Toc620_1463397018"/></text:h>
      <text:p text:style-name="P1">In computer graphics, “<text:span text:style-name="T6">shading”</text:span> refers to the computation of values that describe an object’s visual characteristics. <text:span text:style-name="T8">&lt;insert visual characteristics&gt; </text:span>A “shading language” is simply a programming language that is <text:span text:style-name="T9">specially designed </text:span>for this purpose. <text:span text:style-name="T14">A “shader” is a program, written in a shading language, that defines an object’s shading.</text:span></text:p>
      <text:p text:style-name="P6">Many shading languages exist, and their history and evolution is an interesting topic unto itself. <text:span text:style-name="T38">If you’re interested, here are some references:</text:span></text:p>
      <text:p text:style-name="P7">&lt;insert reference links&gt;</text:p>
      <text:p text:style-name="P8"><text:span text:style-name="T8">However, our focus will be on the </text:span><text:span text:style-name="T10">O</text:span><text:span text:style-name="T8">pen </text:span><text:span text:style-name="T10">S</text:span><text:span text:style-name="T8">hading </text:span><text:span text:style-name="T10">L</text:span><text:span text:style-name="T8">anguage. OSL is an open source project managed by the Academy Software Foundation. Its purpose is to provide a </text:span><text:span text:style-name="T24">s</text:span><text:span text:style-name="T25">ingle, unified</text:span><text:span text:style-name="T8"> shading language that can be incorporated into any rendering system.</text:span></text:p>
      <text:h text:style-name="P34" text:outline-level="1"><text:bookmark-start text:name="__RefHeading___Toc622_1463397018"/>OSL, Renderers, and <text:span text:style-name="T41">Other </text:span>Applications<text:bookmark-end text:name="__RefHeading___Toc622_1463397018"/></text:h>
      <text:p text:style-name="P2">Generating computer graphics imagery requires <text:span text:style-name="T11">geometry</text:span>, <text:span text:style-name="T11">shaders</text:span>, <text:span text:style-name="T11">lighting</text:span>, and rendering. <text:span text:style-name="T11">Other components are required for creating animations, but those are largely not relevant to the topic of shading itself. In fact, lighting is not strictly required, since shaders can create visible surface coloration without it. However, creating realistic imagery requires simulating realistic scenes, and lighting is an important component of those.</text:span></text:p>
      <text:h text:style-name="Heading_20_2" text:outline-level="2"><text:bookmark-start text:name="__RefHeading___Toc624_1463397018"/>Rendering<text:bookmark-end text:name="__RefHeading___Toc624_1463397018"/></text:h>
      <text:p text:style-name="P3">Rendering is the process of taking a <text:span text:style-name="T12">digital </text:span>scene <text:span text:style-name="T12">description</text:span> and converting it <text:span text:style-name="T37">in</text:span>to an image. The scene <text:span text:style-name="T12">description</text:span> contains the geometric <text:span text:style-name="T12">(</text:span>and/or volumetric<text:span text:style-name="T12">)</text:span> objects, the <text:span text:style-name="T15">shaders</text:span> attached to those objects, a camera to view the scene, and any lighting. If the scene contains animation, there also may exist data describing the motion of the objects, the camera, and lights. These motion descriptions <text:span text:style-name="T20">may</text:span> be used to simulate the “motion blur” that occurs while a physical camera’s shutter is open and the scene <text:span text:style-name="T19">elements are</text:span> in motion, <text:span text:style-name="T20">or simply to define the scene as it exists at each fame of an animated sequence.</text:span></text:p>
      <text:p text:style-name="P5"><text:span text:style-name="T12">As mentioned previously, shading is the computation of values that describe an object’s visual characteristics. This computation is done by the shader attached to the object using information about that object to perform its computations. Therefore, in order f</text:span>or any <text:span text:style-name="T16">shader</text:span> to function, it <text:span text:style-name="T13">must</text:span> have information about the objects it <text:span text:style-name="T19">is</text:span> <text:span text:style-name="T19">shading</text:span>. <text:span text:style-name="T16">For OSL, t</text:span>his information is described by <text:span text:style-name="T17">its</text:span> set of Global <text:span text:style-name="T18">Va</text:span>riables:</text:p>
      <text:p text:style-name="P4">&lt;insert table&gt;</text:p>
      <text:p text:style-name="P9"><text:span text:style-name="T39">The values of these variables are supplied by the renderer that’s executing the shader, and constitute the minimum set of data required by the OSL Specification. Specific renderer implementations can provide additional global variables. Also, OSL itself defines function calls that can be used to access </text:span><text:span text:style-name="T26">a</text:span><text:span text:style-name="T25">rbitrary,</text:span><text:span text:style-name="T39"> named information about the scene or objects.</text:span></text:p>
      <text:p text:style-name="P10">The set of OSL Global Variables, along with any render-specific global variables and other arbitrary data, comprise the <text:span text:style-name="T62">set of </text:span>independent variables that the shader uses to compute its results. Those results are then consumed by the renderer and used in its computations.</text:p>
      <text:h text:style-name="P37" text:outline-level="2"><text:bookmark-start text:name="__RefHeading___Toc626_1463397018"/>Other Applications<text:bookmark-end text:name="__RefHeading___Toc626_1463397018"/></text:h>
      <text:p text:style-name="P11"><text:span text:style-name="T40">Of note is that </text:span><text:span text:style-name="T27">r</text:span><text:span text:style-name="T28">endering</text:span><text:span text:style-name="T40"> is only one possible application of OSL. Any system that can make use of OSL’s capabilities can incorporate its functionality. Such systems have been used to generate geometry </text:span><text:span text:style-name="T27">a</text:span><text:span text:style-name="T29">nd</text:span><text:span text:style-name="T40"> synthesize sound.</text:span></text:p>
      <text:p text:style-name="P10"/>
      <text:h text:style-name="P35" text:outline-level="1"><text:bookmark-start text:name="__RefHeading___Toc628_1463397018"/>Closures<text:bookmark-end text:name="__RefHeading___Toc628_1463397018"/></text:h>
      <text:p text:style-name="P15"><text:span text:style-name="T61">closure is </text:span><text:span text:style-name="T33">t</text:span><text:span text:style-name="T34">he OSL type g</text:span><text:span text:style-name="T35">iven to</text:span><text:span text:style-name="T63"> a function that both defines an object’s response to illumination and the computations used to generate that response. A renderer uses the illumination described in a scene and combines that with the closure to compute the visual characteristics of an object as it is seen by the camera and/or other objects in the scene.</text:span></text:p>
      <text:p text:style-name="P17"><text:span text:style-name="T59">Such functions are the subject of a significant amount of research in computer graphics, and the current state of the art is continually evolving. In that arena, they are more commonly called a Bidirectional </text:span><text:span text:style-name="T34">Reflectance</text:span><text:span text:style-name="T59"> Distribution Function (BRDF), Bidirectional Transmission Distribution Function (BTDF), Bidirectional Scattering Distribution Function (BSDF), or any other combination of B</text:span><text:span text:style-name="T7">x</text:span><text:span text:style-name="T59">DF, where </text:span><text:span text:style-name="T7">x</text:span><text:span text:style-name="T59"> describes the type of light transport the function implements. Lately, these naming variations seem to have generally coalesced around using the BSDF moniker to describe them all.</text:span></text:p>
      <text:p text:style-name="P13"><text:span text:style-name="T60">The OSL Specification defines a set of these closure functions for their reference implementation, and for debugging renderer implementations. A specific rendering system can choose to implement these or not, so consult your particular renderer to determine how </text:span><text:span text:style-name="T30">it</text:span><text:span text:style-name="T43"> implements response functions. Some renderers do not use OSL closures at all for their equivalent of </text:span><text:span text:style-name="T31">t</text:span><text:span text:style-name="T32">his</text:span><text:span text:style-name="T30"> functionality</text:span><text:span text:style-name="T43">.</text:span></text:p>
      <text:p text:style-name="P12"/>
      <table:table table:name="OSLClosures" table:style-name="OSLClosures">
        <table:table-column table:style-name="OSLClosures.A"/>
        <table:table-column table:style-name="OSLClosures.B"/>
        <table:table-header-rows>
          <text:soft-page-break/>
          <table:table-row table:style-name="OSLClosures.1">
            <table:table-cell table:style-name="OSLClosures.A1" office:value-type="string">
              <text:p text:style-name="P27"><text:span text:style-name="T53">S</text:span><text:span text:style-name="T52">urface Closure</text:span></text:p>
            </table:table-cell>
            <table:table-cell table:style-name="OSLClosures.B1" office:value-type="string">
              <text:p text:style-name="P26">Description</text:p>
            </table:table-cell>
          </table:table-row>
        </table:table-header-rows>
        <table:table-row table:style-name="OSLClosures.1">
          <table:table-cell table:style-name="OSLClosures.A2" office:value-type="string">
            <text:p text:style-name="P21">diffuse (normal N)</text:p>
          </table:table-cell>
          <table:table-cell table:style-name="OSLClosures.B2" office:value-type="string">
            <text:p text:style-name="P22"><text:span text:style-name="T44">T</text:span>he Lambertian diffuse reflectance of a smooth</text:p>
            <text:p text:style-name="P22">surface.</text:p>
          </table:table-cell>
        </table:table-row>
        <table:table-row table:style-name="OSLClosures.1">
          <table:table-cell table:style-name="OSLClosures.A2" office:value-type="string">
            <text:p text:style-name="P21">phong (normal N, float exponent)</text:p>
          </table:table-cell>
          <table:table-cell table:style-name="OSLClosures.B2" office:value-type="string">
            <text:p text:style-name="P22"><text:span text:style-name="T44">The </text:span>specular reflectance of the surface using the</text:p>
            <text:p text:style-name="P22">Phong BRDF.</text:p>
          </table:table-cell>
        </table:table-row>
        <table:table-row table:style-name="OSLClosures.1">
          <table:table-cell table:style-name="OSLClosures.A2" office:value-type="string">
            <text:p text:style-name="P22">oren_nayar (normal N, float sigma)</text:p>
          </table:table-cell>
          <table:table-cell table:style-name="OSLClosures.B2" office:value-type="string">
            <text:p text:style-name="P22"><text:span text:style-name="T45">T</text:span>he diffuse reflectance of a rough surface <text:span text:style-name="T45">using the Oren-Nayar BRDF.</text:span></text:p>
          </table:table-cell>
        </table:table-row>
        <table:table-row table:style-name="OSLClosures.1">
          <table:table-cell table:style-name="OSLClosures.A2" office:value-type="string">
            <text:p text:style-name="P22">ward (normal N, vector T, float xrough, float yrough)</text:p>
          </table:table-cell>
          <table:table-cell table:style-name="OSLClosures.B2" office:value-type="string">
            <text:p text:style-name="P22"><text:span text:style-name="T46">T</text:span>he anisotropic specular reflectance <text:span text:style-name="T46">using the Ward BRDF.</text:span></text:p>
          </table:table-cell>
        </table:table-row>
        <table:table-row table:style-name="OSLClosures.1">
          <table:table-cell table:style-name="OSLClosures.A2" office:value-type="string">
            <text:p text:style-name="P22">microfacet (string distribution, normal N, vector U,</text:p>
            <text:p text:style-name="P22">float xalpha, float yalpha, float eta, int refract)</text:p>
          </table:table-cell>
          <table:table-cell table:style-name="OSLClosures.B2" office:value-type="string">
            <text:p text:style-name="P23">The surface reflectance using the given micro-facet distribution.</text:p>
          </table:table-cell>
        </table:table-row>
        <table:table-row table:style-name="OSLClosures.1">
          <table:table-cell table:style-name="OSLClosures.A2" office:value-type="string">
            <text:p text:style-name="P22">refraction (normal N, float eta)</text:p>
          </table:table-cell>
          <table:table-cell table:style-name="OSLClosures.B2" office:value-type="string">
            <text:p text:style-name="P24"><text:span text:style-name="T48">The</text:span><text:span text:style-name="T47"> sharp, glass-like refraction of </text:span><text:span text:style-name="T48">light passing through</text:span></text:p>
            <text:p text:style-name="P22">the surface: <text:span text:style-name="T66">no dispersion.</text:span></text:p>
          </table:table-cell>
        </table:table-row>
        <table:table-row table:style-name="OSLClosures.1">
          <table:table-cell table:style-name="OSLClosures.A2" office:value-type="string">
            <text:p text:style-name="P22"><text:span text:style-name="T46">t</text:span>ransparent <text:span text:style-name="T46">()</text:span></text:p>
          </table:table-cell>
          <table:table-cell table:style-name="OSLClosures.B2" office:value-type="string">
            <text:p text:style-name="P23">The unaffected light passing through the surface.</text:p>
          </table:table-cell>
        </table:table-row>
        <table:table-row table:style-name="OSLClosures.1">
          <table:table-cell table:style-name="OSLClosures.A2" office:value-type="string">
            <text:p text:style-name="P22"><text:span text:style-name="T46">t</text:span>ranslucent <text:span text:style-name="T46">()</text:span></text:p>
          </table:table-cell>
          <table:table-cell table:style-name="OSLClosures.B2" office:value-type="string">
            <text:p text:style-name="P24"><text:span text:style-name="T48">T</text:span><text:span text:style-name="T47">he Lambertian diffuse </text:span><text:span text:style-name="T48">transmission of light through the surface.</text:span></text:p>
          </table:table-cell>
        </table:table-row>
        <table:table-row table:style-name="OSLClosures.1">
          <table:table-cell table:style-name="OSLClosures.A2" office:value-type="string">
            <text:p text:style-name="P18">Volume Closure</text:p>
          </table:table-cell>
          <table:table-cell table:style-name="OSLClosures.B2" office:value-type="string">
            <text:p text:style-name="P18"/>
          </table:table-cell>
        </table:table-row>
        <table:table-row table:style-name="OSLClosures.1">
          <table:table-cell table:style-name="OSLClosures.A2" office:value-type="string">
            <text:p text:style-name="P22">isotropic ()</text:p>
          </table:table-cell>
          <table:table-cell table:style-name="OSLClosures.B2" office:value-type="string">
            <text:p text:style-name="P24"><text:span text:style-name="T49">T</text:span><text:span text:style-name="T47">he scattering of an isotropic material: scatter</text:span><text:span text:style-name="T49">s</text:span><text:span text:style-name="T47"> light evenly in all directions, regardless of its original direction.</text:span></text:p>
          </table:table-cell>
        </table:table-row>
        <table:table-row table:style-name="OSLClosures.1">
          <table:table-cell table:style-name="OSLClosures.A2" office:value-type="string">
            <text:p text:style-name="P22">henyey_greenstein (float g)</text:p>
          </table:table-cell>
          <table:table-cell table:style-name="OSLClosures.B2" office:value-type="string">
            <text:p text:style-name="P25"><text:span text:style-name="T49">T</text:span><text:span text:style-name="T47">he scattering of an </text:span><text:span text:style-name="T49">an</text:span><text:span text:style-name="T47">isotropic mate</text:span><text:span text:style-name="T49">r</text:span><text:span text:style-name="T47">ial </text:span><text:span text:style-name="T49">using the Henyey-Greenstein phase function.</text:span></text:p>
          </table:table-cell>
        </table:table-row>
        <table:table-row table:style-name="OSLClosures.1">
          <table:table-cell table:style-name="OSLClosures.A2" office:value-type="string">
            <text:p text:style-name="P22">absorption (<text:span text:style-name="T54">)</text:span></text:p>
          </table:table-cell>
          <table:table-cell table:style-name="OSLClosures.B2" office:value-type="string">
            <text:p text:style-name="P22"><text:span text:style-name="T54">T</text:span>he <text:span text:style-name="T54">isotropic absorption of light within a material.</text:span></text:p>
          </table:table-cell>
        </table:table-row>
        <table:table-row table:style-name="OSLClosures.1">
          <table:table-cell table:style-name="OSLClosures.A2" office:value-type="string">
            <text:p text:style-name="P19">Emission Closure</text:p>
          </table:table-cell>
          <table:table-cell table:style-name="OSLClosures.B2" office:value-type="string">
            <text:p text:style-name="P19"/>
          </table:table-cell>
        </table:table-row>
        <table:table-row table:style-name="OSLClosures.1">
          <table:table-cell table:style-name="OSLClosures.A2" office:value-type="string">
            <text:p text:style-name="P22">emission ()</text:p>
          </table:table-cell>
          <table:table-cell table:style-name="OSLClosures.B2" office:value-type="string">
            <text:p text:style-name="P22"><text:span text:style-name="T55">R</text:span>epresents a glowing material: <text:span text:style-name="T55">one that emits its own light.</text:span></text:p>
          </table:table-cell>
        </table:table-row>
        <table:table-row table:style-name="OSLClosures.1">
          <table:table-cell table:style-name="OSLClosures.A2" office:value-type="string">
            <text:p text:style-name="P22">background ()</text:p>
          </table:table-cell>
          <table:table-cell table:style-name="OSLClosures.B2" office:value-type="string">
            <text:p text:style-name="P22"><text:span text:style-name="T56">T</text:span>he radiance of the “background” infinitely far</text:p>
            <text:p text:style-name="P22">away in the view direction. The implementation is renderer-specific,</text:p>
          </table:table-cell>
        </table:table-row>
        <table:table-row table:style-name="OSLClosures.1">
          <table:table-cell table:style-name="OSLClosures.A2" office:value-type="string">
            <text:p text:style-name="P20">Signaling Closure</text:p>
          </table:table-cell>
          <table:table-cell table:style-name="OSLClosures.B2" office:value-type="string">
            <text:p text:style-name="P20"/>
          </table:table-cell>
        </table:table-row>
        <table:table-row table:style-name="OSLClosures.1">
          <table:table-cell table:style-name="OSLClosures.A2" office:value-type="string">
            <text:p text:style-name="P22">holdout ()</text:p>
          </table:table-cell>
          <table:table-cell table:style-name="OSLClosures.B2" office:value-type="string">
            <text:p text:style-name="P24"><text:span text:style-name="T50">S</text:span><text:span text:style-name="T47">ignal</text:span><text:span text:style-name="T50">s</text:span><text:span text:style-name="T47"> to the renderer that the surface is a holdout object: </text:span><text:span text:style-name="T50">it i</text:span><text:span text:style-name="T51">s</text:span><text:span text:style-name="T47"> </text:span><text:span text:style-name="T51">invisible</text:span><text:span text:style-name="T47"> in the final output, yet hides objects behind it.</text:span></text:p>
          </table:table-cell>
        </table:table-row>
        <table:table-row table:style-name="OSLClosures.1">
          <table:table-cell table:style-name="OSLClosures.A2" office:value-type="string">
            <text:p text:style-name="P24"><text:span text:style-name="T47">debug (string </text:span><text:span text:style-name="T50">output_name</text:span><text:span text:style-name="T47">)</text:span></text:p>
          </table:table-cell>
          <table:table-cell table:style-name="OSLClosures.B2" office:value-type="string">
            <text:p text:style-name="P22"><text:span text:style-name="T58">S</text:span>ignal<text:span text:style-name="T58">s</text:span> to the renderer to add the weight of the closure (which may be a float or a color) to the named output, <text:span text:style-name="T66">typically an AOV.</text:span></text:p>
          </table:table-cell>
        </table:table-row>
      </table:table>
      <text:p text:style-name="P14"/>
      <text:h text:style-name="P36" text:outline-level="1"><text:bookmark-start text:name="__RefHeading___Toc630_1463397018"/>Patterns<text:bookmark-end text:name="__RefHeading___Toc630_1463397018"/></text:h>
      <text:p text:style-name="P16">Very few objects have characteristics that are constant over their entire surface or throughout their volume. It is the variation of these characteristics that make objects <text:span text:style-name="T64">appear </text:span>more realistic or give them more visual interest. Computing the values of these varying characteristics comprises the bulk of what OSL shaders are used for.</text:p>
      <text:p text:style-name="P16">Such computations start with one of the object’s global variables. Typically, this is P, which is the surface or volume location whose <text:span text:style-name="T64">visual </text:span>properties the renderer is currently computing: P is a three dimensional value and is equal to the location of that point in sp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Noto Serif CJK JP" fo:font-family="'Noto Serif CJK JP'" style:font-family-generic="roman" style:font-pitch="variable" fo:font-size="10.5pt" style:font-size-asian="9.14999961853027pt" style:font-size-complex="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Noto Serif CJK JP" fo:font-family="'Noto Serif CJK JP'" style:font-family-generic="roman" style:font-pitch="variable" fo:font-size="130%" fo:font-weight="bold" officeooo:rsid="001349c1"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Noto Serif CJK JP" fo:font-family="'Noto Serif CJK JP'" style:font-family-generic="roman" style:font-pitch="variable" fo:font-size="28pt" fo:font-weight="bold" officeooo:rsid="001349c1"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oto Serif CJK JP" fo:font-family="'Noto Serif CJK JP'" style:font-family-generic="roman" style:font-pitch="variable" fo:font-size="115%" fo:font-weight="bold" officeooo:rsid="0065068c"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28T13:20:38.467430751</meta:creation-date>
    <dc:date>2021-01-12T10:30:38.189252576</dc:date>
    <meta:editing-duration>PT14H20M29S</meta:editing-duration>
    <meta:editing-cycles>117</meta:editing-cycles>
    <meta:generator>LibreOffice/6.3.6.2$Linux_X86_64 LibreOffice_project/30$Build-2</meta:generator>
    <meta:document-statistic meta:table-count="1" meta:image-count="0" meta:object-count="0" meta:page-count="7" meta:paragraph-count="101" meta:word-count="1179" meta:character-count="7662" meta:non-whitespace-character-count="6617"/>
  </office:meta>
</office:document-meta>
</file>